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DejaVu Sans Condensed"/>
    </style:style>
    <style:style style:name="P2" style:family="paragraph" style:parent-style-name="Text_20_body">
      <style:text-properties style:font-name="DejaVu Sans Condensed" officeooo:rsid="000672be" officeooo:paragraph-rsid="000672be"/>
    </style:style>
    <style:style style:name="P3" style:family="paragraph" style:parent-style-name="Text_20_body">
      <style:paragraph-properties fo:text-align="center" style:justify-single-word="false"/>
      <style:text-properties style:font-name="DejaVu Sans Condensed" officeooo:rsid="00146902" officeooo:paragraph-rsid="00146902"/>
    </style:style>
    <style:style style:name="P4" style:family="paragraph" style:parent-style-name="Text_20_body">
      <style:text-properties style:font-name="DejaVu Sans Condensed" officeooo:rsid="000b43ac" officeooo:paragraph-rsid="000b43ac"/>
    </style:style>
    <style:style style:name="P5" style:family="paragraph" style:parent-style-name="Text_20_body">
      <style:text-properties style:font-name="DejaVu Sans Condensed" officeooo:rsid="000c8b38" officeooo:paragraph-rsid="000c8b38"/>
    </style:style>
    <style:style style:name="P6" style:family="paragraph" style:parent-style-name="Text_20_body">
      <style:text-properties style:font-name="DejaVu Sans Condensed" officeooo:rsid="000fdffc" officeooo:paragraph-rsid="000fdffc"/>
    </style:style>
    <style:style style:name="P7" style:family="paragraph" style:parent-style-name="Text_20_body">
      <style:text-properties style:font-name="DejaVu Sans Condensed" officeooo:rsid="0010c0a4" officeooo:paragraph-rsid="0010c0a4"/>
    </style:style>
    <style:style style:name="P8" style:family="paragraph" style:parent-style-name="Text_20_body">
      <style:text-properties style:font-name="DejaVu Sans Condensed" officeooo:rsid="00158944" officeooo:paragraph-rsid="00158944"/>
    </style:style>
    <style:style style:name="P9" style:family="paragraph" style:parent-style-name="Text_20_body">
      <style:text-properties style:font-name="DejaVu Sans Condensed" officeooo:rsid="00172cc5" officeooo:paragraph-rsid="00172cc5"/>
    </style:style>
    <style:style style:name="P10" style:family="paragraph" style:parent-style-name="Text_20_body">
      <style:text-properties officeooo:paragraph-rsid="00192c67"/>
    </style:style>
    <style:style style:name="P11" style:family="paragraph" style:parent-style-name="Text_20_body">
      <style:text-properties officeooo:paragraph-rsid="001d6a54"/>
    </style:style>
    <style:style style:name="P12" style:family="paragraph" style:parent-style-name="Title">
      <style:text-properties style:font-name="DejaVu Sans Condensed" officeooo:rsid="000672be" officeooo:paragraph-rsid="000672be"/>
    </style:style>
    <style:style style:name="P13" style:family="paragraph" style:parent-style-name="Title" style:master-page-name="First_20_Page">
      <style:paragraph-properties style:page-number="auto"/>
      <style:text-properties style:font-name="DejaVu Sans Condensed" officeooo:rsid="000672be" officeooo:paragraph-rsid="000672be"/>
    </style:style>
    <style:style style:name="P14" style:family="paragraph" style:parent-style-name="Heading_20_1">
      <style:text-properties style:font-name="DejaVu Sans Condensed" officeooo:rsid="000b43ac" officeooo:paragraph-rsid="000b43ac"/>
    </style:style>
    <style:style style:name="P15" style:family="paragraph" style:parent-style-name="Heading_20_1">
      <style:text-properties style:font-name="DejaVu Sans Condensed" officeooo:rsid="000fdffc" officeooo:paragraph-rsid="000fdffc"/>
    </style:style>
    <style:style style:name="P16" style:family="paragraph" style:parent-style-name="Heading_20_1">
      <style:text-properties officeooo:rsid="00172cc5" officeooo:paragraph-rsid="00172cc5"/>
    </style:style>
    <style:style style:name="P17" style:family="paragraph" style:parent-style-name="Heading_20_1">
      <style:paragraph-properties fo:break-before="page"/>
      <style:text-properties style:font-name="DejaVu Sans Condensed" fo:font-size="18.2000007629395pt" fo:font-weight="bold" officeooo:rsid="000b0679" officeooo:paragraph-rsid="000b0679" style:font-name-asian="Noto Sans CJK SC" style:font-size-asian="18.2000007629395pt" style:font-weight-asian="bold" style:font-name-complex="Lohit Devanagari" style:font-size-complex="18.2000007629395pt" style:font-weight-complex="bold"/>
    </style:style>
    <style:style style:name="P18" style:family="paragraph" style:parent-style-name="Text_20_body" style:list-style-name="L1">
      <style:text-properties style:font-name="DejaVu Sans Condensed" officeooo:rsid="0010c0a4" officeooo:paragraph-rsid="0010c0a4"/>
    </style:style>
    <style:style style:name="T1" style:family="text">
      <style:text-properties officeooo:rsid="000b0679"/>
    </style:style>
    <style:style style:name="T2" style:family="text">
      <style:text-properties officeooo:rsid="000c8b38"/>
    </style:style>
    <style:style style:name="T3" style:family="text">
      <style:text-properties officeooo:rsid="000d523f"/>
    </style:style>
    <style:style style:name="T4" style:family="text">
      <style:text-properties officeooo:rsid="000fdffc"/>
    </style:style>
    <style:style style:name="T5" style:family="text">
      <style:text-properties officeooo:rsid="0010c0a4"/>
    </style:style>
    <style:style style:name="T6" style:family="text">
      <style:text-properties officeooo:rsid="00146902"/>
    </style:style>
    <style:style style:name="T7" style:family="text">
      <style:text-properties officeooo:rsid="00160f2a"/>
    </style:style>
    <style:style style:name="T8" style:family="text">
      <style:text-properties style:font-name="DejaVu Sans Condensed" fo:font-style="normal" officeooo:rsid="001c488c" style:font-style-asian="normal" style:font-style-complex="normal"/>
    </style:style>
    <style:style style:name="T9" style:family="text">
      <style:text-properties style:font-name="DejaVu Sans Condensed" fo:font-style="normal" officeooo:rsid="001d6a54" style:font-style-asian="normal" style:font-style-complex="normal"/>
    </style:style>
    <style:style style:name="T10" style:family="text">
      <style:text-properties style:font-name="DejaVu Sans Condensed" fo:font-style="normal" officeooo:rsid="001e8cc4" style:font-style-asian="normal" style:font-style-complex="normal"/>
    </style:style>
    <style:style style:name="T11" style:family="text">
      <style:text-properties style:font-name="DejaVu Sans Condensed" fo:font-style="normal" officeooo:rsid="0020346d" style:font-style-asian="normal" style:font-style-complex="normal"/>
    </style:style>
    <style:style style:name="T12" style:family="text">
      <style:text-properties style:font-name="DejaVu Sans Condensed" fo:font-style="normal" officeooo:rsid="002056b2" style:font-style-asian="normal" style:font-style-complex="normal"/>
    </style:style>
    <style:style style:name="T13" style:family="text">
      <style:text-properties style:font-name="DejaVu Sans Condensed" officeooo:rsid="00192c67"/>
    </style:style>
    <style:style style:name="T14" style:family="text">
      <style:text-properties style:font-name="DejaVu Sans Condensed" officeooo:rsid="001a0ca1"/>
    </style:style>
    <style:style style:name="T15" style:family="text">
      <style:text-properties style:font-name="DejaVu Sans Condensed" officeooo:rsid="001b93fb"/>
    </style:style>
    <style:style style:name="T16" style:family="text">
      <style:text-properties style:font-name="DejaVu Sans Condensed" officeooo:rsid="001c488c"/>
    </style:style>
    <style:style style:name="T17" style:family="text">
      <style:text-properties style:font-name="DejaVu Sans Condensed" fo:font-style="italic" officeooo:rsid="001c488c" style:font-style-asian="italic" style:font-style-complex="italic"/>
    </style:style>
    <style:style style:name="T18" style:family="text">
      <style:text-properties style:font-name="DejaVu Sans Condensed" officeooo:rsid="001e8cc4"/>
    </style:style>
    <style:style style:name="T19" style:family="text">
      <style:text-properties style:font-name="DejaVu Sans Condensed" officeooo:rsid="00210b11"/>
    </style:style>
    <style:style style:name="T20" style:family="text">
      <style:text-properties officeooo:rsid="00192c67"/>
    </style:style>
    <style:style style:name="T21" style:family="text">
      <style:text-properties officeooo:rsid="001a0ca1"/>
    </style:style>
    <style:style style:name="T22" style:family="text">
      <style:text-properties officeooo:rsid="001b93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2">NEA Project Design</text:p>
      <text:p text:style-name="P2"/>
      <text:p text:style-name="P3">Jacob Halleron</text:p>
      <text:p text:style-name="P3">The Sandon School</text:p>
      <text:h text:style-name="P17" text:outline-level="1">Summary</text:h>
      <text:p text:style-name="P1">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script. In essence, the browser will render a document with a diagram and the JS runtime will simultaneously <text:span text:style-name="T1">continuously </text:span>edit <text:span text:style-name="T1">parts of </text:span>the page <text:span text:style-name="T1">if the correct buttons are selected.</text:span></text:p>
      <text:p text:style-name="P4">In the “Proposed Solution” section of the analysis document, I’ve split the development of the project into six stages <text:span text:style-name="T4">and</text:span> modelled this document around them.</text:p>
      <text:h text:style-name="P14" text:outline-level="1">Server</text:h>
      <text:p text:style-name="P4">The Express framework is a lightweight extension to the vanilla NodeJS HTTP module, and it doesn’t add much other than make the server app easier to program. <text:span text:style-name="T2">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span></text:p>
      <text:p text:style-name="P5">The server, along with the client, is written in Javascript, and one can define “routes” (<text:span text:style-name="T3">responses</text:span> triggered by requests to certain paths) in the core app.js file. The program is completely event-driven, so <text:span text:style-name="T3">one need only define some functions, applicable to certain defined types of request, whose inputs and outputs are request and response objects (from the built-in classes). </text:span></text:p>
      <text:h text:style-name="P15" text:outline-level="1">Web Design</text:h>
      <text:p text:style-name="P6">I’ll make the site look simple and high contrast. We’ll have a separate light and dark mode using the CSS prefers-color-sceme variable.</text:p>
      <text:p text:style-name="P6">[write more after you do css]</text:p>
      <text:p text:style-name="P6">T<text:span text:style-name="T5">here will be a few pages to design:</text:span></text:p>
      <text:list xml:id="list1204195343" text:style-name="L1">
        <text:list-item>
          <text:p text:style-name="P18">About (homepage)</text:p>
        </text:list-item>
        <text:list-item>
          <text:p text:style-name="P18">Menu</text:p>
        </text:list-item>
        <text:list-item>
          <text:p text:style-name="P18">Single animation page.</text:p>
        </text:list-item>
        <text:list-item>
          <text:p text:style-name="P18">Multiple animation page</text:p>
        </text:list-item>
        <text:list-item>
          <text:p text:style-name="P18">404 error page</text:p>
        </text:list-item>
      </text:list>
      <text:p text:style-name="P7">I’ll also have some HTML documents for the header and footer. These won’t be accessible pages but <text:span text:style-name="T6">they’ll be inserted in every page.</text:span></text:p>
      <text:h text:style-name="P16" text:outline-level="1"><text:soft-page-break/>Visualiser Algorithm</text:h>
      <text:p text:style-name="P8">Fundamental to this project is a box which shows the data structure being focused on. It’ll be a completely resizeable canvas element and <text:span text:style-name="T7">look different</text:span> <text:span text:style-name="T7">depending on</text:span> the class of objec<text:span text:style-name="T7">t. The diagram inside it</text:span> will be <text:span text:style-name="T7">either </text:span>a bar chart <text:span text:style-name="T7">(for sort and search algorithms) or</text:span> a graph. <text:span text:style-name="T7">Every time the running algorithm changes some variable, the box will be updated.</text:span></text:p>
      <text:p text:style-name="P9">This “visualiser” will simply be manifested as a very large function that accepts an object as the sole parameter, and uses built-in methods to draw a chart in the document. It will not return anything.</text:p>
      <text:p text:style-name="P9">If an array of numbers is inputted, the function will draw a bar chart, with each item’s array index on the <text:span text:style-name="T22">X</text:span>-axis and its value on the <text:span text:style-name="T22">Y</text:span>-axis. There won’t be labels or axis lines though, they won’t be necessary to understand the process of the algorithm. <text:span text:style-name="T20">Each bar (number) in the chart (array) will be assigned a colour, depending on its value in relation to the smallest and largest elements. For example, the shortest bar may be red and the largest yellow. A medium-sized bar would be coloured orange, so an unsorted array would result in a messy graph with seemingly random colours and a sorted array would yield a smooth staircase with a blended gradient of colour. This colour generation will give the user an aesthetically pleasant and understandable experience, but wouldn’t make sense for searching algorithms </text:span><text:span text:style-name="T21">so they will lack this feature</text:span><text:span text:style-name="T20">. Underneath the bar chart will be one or more arrows to indicate </text:span><text:span text:style-name="T21">any</text:span><text:span text:style-name="T20"> variables </text:span><text:span text:style-name="T21">related to the array</text:span><text:span text:style-name="T20"> in the running algorithm.</text:span></text:p>
      <text:p text:style-name="P10"><text:span text:style-name="T13">If </text:span><text:span text:style-name="T14">a tree object is input</text:span><text:span text:style-name="T18">t</text:span><text:span text:style-name="T14">ed (binary </text:span><text:span text:style-name="T19">or nonbinary tree</text:span><text:span text:style-name="T14">), a diagram with nodes and edges will be drawn in the box. A node will be a simple circle with a letter or number inside, and an edge will be a line. </text:span><text:span text:style-name="T15">The Y position of a given node will depend on its depth in the tree, i.e. the root node goes at the top and the furthest leaf at the bottom. The X-position, however, will be more tricky to calculate; I’ll want parent nodes balanced above their children (so there aren’t more nodes under one side) and all the nodes relatively evenly distributed so </text:span><text:span text:style-name="T16">that we</text:span><text:span text:style-name="T15"> </text:span><text:span text:style-name="T16">don’t</text:span><text:span text:style-name="T15"> waste space on the screen or cram too many into a small space. </text:span><text:span text:style-name="T16">This isn’t </text:span><text:span text:style-name="T17">technically </text:span><text:span text:style-name="T8">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T8">This</text:span></text:a><text:span text:style-name="T8"> article has been especially useful for the tree-drawing process, </text:span><text:span text:style-name="T9">and I’ll be using an algorithm similar to the one provided in it.</text:span></text:p>
      <text:p text:style-name="P11"><text:span text:style-name="T9">Finally, if </text:span><text:span text:style-name="T10">the input is a graph structure, a graph </text:span><text:span text:style-name="T11">(in the technical mathematical sense)</text:span><text:span text:style-name="T10"> will be drawn on the canvas. </text:span><text:span text:style-name="T11">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T11">force directed graph drawing</text:span></text:a><text:span text:style-name="T11">. Essentially, the system is simulated as if each vertex has forces applied to it that attract or repel connected vertices. After not long, there is equilibrium. This technique is used by advanced statistics software, so it might be overkill for the small examples in this project, but it looks fun to program </text:span><text:span text:style-name="T12">so I’ll implement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0T09:02:52.601757717</meta:creation-date>
    <dc:date>2021-07-13T23:07:13.459284388</dc:date>
    <meta:editing-duration>P1DT17H49M24S</meta:editing-duration>
    <meta:editing-cycles>10</meta:editing-cycles>
    <meta:generator>LibreOffice/7.1.3.2$Linux_X86_64 LibreOffice_project/10$Build-2</meta:generator>
    <meta:document-statistic meta:table-count="0" meta:image-count="0" meta:object-count="0" meta:page-count="3" meta:paragraph-count="25" meta:word-count="890" meta:character-count="5168" meta:non-whitespace-character-count="4307"/>
  </office:meta>
</office:document-meta>
</file>